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e4f2" officeooo:paragraph-rsid="0018e4f2"/>
    </style:style>
    <style:style style:name="P2" style:family="paragraph" style:parent-style-name="Standard">
      <style:text-properties officeooo:rsid="0018e4f2" officeooo:paragraph-rsid="001adb0b"/>
    </style:style>
    <style:style style:name="P3" style:family="paragraph" style:parent-style-name="Standard">
      <style:text-properties officeooo:rsid="001adb0b" officeooo:paragraph-rsid="001adb0b"/>
    </style:style>
    <style:style style:name="P4" style:family="paragraph" style:parent-style-name="Standard">
      <style:text-properties officeooo:rsid="0018e4f2" officeooo:paragraph-rsid="001adb0b"/>
    </style:style>
    <style:style style:name="P5" style:family="paragraph" style:parent-style-name="Standard">
      <style:text-properties officeooo:rsid="001adc76" officeooo:paragraph-rsid="001adc76"/>
    </style:style>
    <style:style style:name="T1" style:family="text">
      <style:text-properties officeooo:rsid="001adb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ganization of Web Service Data</text:p>
      <text:p text:style-name="P1"/>
      <text:p text:style-name="P1">prs: {</text:p>
      <text:p text:style-name="P1"><text:tab/>email: &lt;str&gt;</text:p>
      <text:p text:style-name="P1"><text:tab/>first: &lt;str&gt;</text:p>
      <text:p text:style-name="P1"><text:tab/>last: &lt;str&gt;</text:p>
      <text:p text:style-name="P1"><text:tab/>id: &lt;int&gt;</text:p>
      <text:p text:style-name="P1">}</text:p>
      <text:p text:style-name="P1"/>
      <text:p text:style-name="P1"/>
      <text:p text:style-name="P1"/>
      <text:p text:style-name="P1">myCmps: {</text:p>
      <text:p text:style-name="P1"><text:tab/></text:p>
      <text:p text:style-name="P1"><text:tab/>id: {</text:p>
      <text:p text:style-name="P1"><text:tab/><text:tab/>name: &lt;str&gt;</text:p>
      <text:p text:style-name="P1"><text:tab/><text:tab/>myTurn: &lt;bool&gt;</text:p>
      <text:p text:style-name="P1"><text:tab/><text:tab/>bestScore: &lt;int/double&gt;</text:p>
      <text:p text:style-name="P1"><text:tab/><text:tab/>resultWaiting: &lt;bool&gt;</text:p>
      <text:p text:style-name="P1"><text:tab/><text:tab/>lastScore: &lt;int/double&gt;</text:p>
      <text:p text:style-name="P1"><text:tab/>}</text:p>
      <text:p text:style-name="P1"><text:tab/>...</text:p>
      <text:p text:style-name="P1">}</text:p>
      <text:p text:style-name="P1"/>
      <text:p text:style-name="P1">results: <text:span text:style-name="T1">{</text:span></text:p>
      <text:p text:style-name="P1"><text:tab/><text:span text:style-name="T1">id: {</text:span></text:p>
      <text:p text:style-name="P1"><text:tab/><text:tab/><text:span text:style-name="T1">content: </text:span></text:p>
      <text:p text:style-name="P1"><text:tab/><text:tab/><text:span text:style-name="T1">response:</text:span></text:p>
      <text:p text:style-name="P1"><text:tab/><text:span text:style-name="T1">}</text:span></text:p>
      <text:p text:style-name="P1"><text:tab/>...</text:p>
      <text:p text:style-name="P3">}</text:p>
      <text:p text:style-name="P1"/>
      <text:p text:style-name="P1">teams: <text:span text:style-name="T1">{</text:span></text:p>
      <text:p text:style-name="P1"><text:tab/><text:span text:style-name="T1">id: {</text:span></text:p>
      <text:p text:style-name="P2"><text:tab/><text:tab/><text:span text:style-name="T1">name: &lt;str&gt;</text:span></text:p>
      <text:p text:style-name="P2"><text:tab/><text:tab/><text:span text:style-name="T1">members: {</text:span></text:p>
      <text:p text:style-name="P2"><text:tab/><text:tab/><text:tab/><text:span text:style-name="T1">id: {</text:span></text:p>
      <text:p text:style-name="P2"><text:tab/><text:tab/><text:tab/><text:tab/><text:span text:style-name="T1">first: &lt;str&gt;</text:span></text:p>
      <text:p text:style-name="P2"><text:tab/><text:tab/><text:tab/><text:tab/><text:span text:style-name="T1">last: &lt;str&gt;</text:span></text:p>
      <text:p text:style-name="P2"><text:tab/><text:tab/><text:tab/><text:tab/><text:span text:style-name="T1">email: &lt;str&gt;</text:span></text:p>
      <text:p text:style-name="P2"><text:tab/><text:tab/><text:tab/><text:span text:style-name="T1">}</text:span></text:p>
      <text:p text:style-name="P2"><text:tab/><text:tab/><text:tab/>...</text:p>
      <text:p text:style-name="P2"><text:tab/><text:tab/><text:span text:style-name="T1">}</text:span></text:p>
      <text:p text:style-name="P2"><text:tab/><text:tab/><text:span text:style-name="T1">leadId: &lt;int&gt;</text:span></text:p>
      <text:p text:style-name="P5"><text:tab/><text:tab/>toggled &lt;bool&gt;</text:p>
      <text:p text:style-name="P1"><text:tab/><text:span text:style-name="T1">}</text:span></text:p>
      <text:p text:style-name="P1"><text:tab/>...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0:33:42.162139553</meta:creation-date>
    <dc:date>2018-07-19T15:45:38.725097490</dc:date>
    <meta:editing-duration>PT9M26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41" meta:word-count="68" meta:character-count="402" meta:non-whitespace-character-count="314"/>
  </office:meta>
</office:document-meta>
</file>